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5cm" fo:min-width="3cm" style:protect="position size"/>
    </style:style>
    <style:style style:name="gr2" style:family="graphic" style:parent-style-name="standard">
      <style:graphic-properties draw:stroke="none"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3.2cm" fo:min-width="2.9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1.95cm" fo:min-width="1.4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0.7cm" fo:min-width="0.9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1.95cm" fo:min-width="0.45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3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3.5cm" svg:x="0cm" svg:y="0cm">
          <text:p text:style-name="P2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.25cm" svg:x="1.25cm" svg:y="1cm">
          <text:p text:style-name="P2"><text:span text:style-name="T1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cm" svg:height="1cm" svg:x="1.5cm" svg:y="2cm">
          <text:p text:style-name="P2"><text:span text:style-name="T1">u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cm" svg:height="2.25cm" svg:x="0.25cm" svg:y="1cm">
          <text:p text:style-name="P2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12:27:15.635508290</meta:creation-date>
    <dc:date>2023-02-18T09:30:37.670796164</dc:date>
    <meta:editing-duration>PT17M5S</meta:editing-duration>
    <meta:editing-cycles>11</meta:editing-cycles>
    <meta:generator>LibreOffice/7.0.4.2$Linux_X86_64 LibreOffice_project/00$Build-2</meta:generator>
    <meta:document-statistic meta:object-count="5"/>
  </office:meta>
</office:document-meta>
</file>